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AspectDataStor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AspectDataStore.getAspectData( Aspectalizable owner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AspectDataStore.setAspectData( Aspectalizable owner , String aspectNam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AspectDataStor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AspectDataStore.is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AspectDataStore.getMap( Aspectalizable 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